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B" style:display-name="$tab.B" style:family="table-column">
      <style:table-column-properties style:column-width="8.5cm" style:rel-column-width="32768*"/>
    </style:style>
    <style:style style:name="_24_tab.A1" style:display-name="$tab.A1" style:family="table-cell">
      <style:table-cell-properties style:writing-mode="page"/>
    </style:style>
    <style:style style:name="P1" style:family="paragraph" style:parent-style-name="Table_20_Contents">
      <style:text-properties officeooo:rsid="0001b3df" officeooo:paragraph-rsid="0001b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$tab" table:style-name="_24_tab">
        <table:table-column table:style-name="_24_tab.A"/>
        <table:table-column table:style-name="_24_tab.B"/>
        <table:table-row table:style-name="TableLine139742800846096">
          <table:table-cell table:style-name="_24_tab.A1" office:value-type="string">
            <text:p text:style-name="P1">Test</text:p>
          </table:table-cell>
          <table:table-cell table:style-name="_24_tab.A1" office:value-type="string">
            <text:p text:style-name="P1">$v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36:54.001574020</meta:creation-date>
    <dc:date>2021-07-15T10:07:54.883765796</dc:date>
    <meta:editing-duration>PT4M58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1" meta:paragraph-count="2" meta:word-count="2" meta:character-count="8" meta:non-whitespace-character-count="8"/>
  </office:meta>
</office:document-meta>
</file>